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24.process( Object object ,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Serializer.write( JSONSerializer serializer , Object object , Object fieldName , Type fieldType , int featu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24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